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25cm" fo:min-width="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25cm" fo:min-width="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75cm" fo:min-width="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10" style:family="graphic" style:parent-style-name="standard">
      <style:graphic-properties draw:fill="solid" draw:fill-color="#ffd428" draw:textarea-horizontal-align="justify" draw:textarea-vertical-align="middle" draw:auto-grow-height="false" fo:min-height="1.75cm" fo:min-width="4cm"/>
      <style:paragraph-properties style:writing-mode="lr-tb"/>
    </style:style>
    <style:style style:name="gr11" style:family="graphic" style:parent-style-name="standard">
      <style:graphic-properties draw:fill="solid" draw:fill-color="#069a2e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9.75cm" fo:min-width="9.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6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0.75cm" fo:min-width="8.5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6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9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.75cm" fo:min-width="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5cm" fo:min-width="13.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9.25cm" fo:min-width="0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5cm" fo:min-width="9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5cm" fo:min-width="9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75cm" fo:min-width="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75cm" fo:min-width="6.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25cm" fo:min-width="1.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d428"/>
      <style:paragraph-properties fo:text-align="center" style:writing-mode="lr-tb"/>
    </style:style>
    <style:style style:name="P3" style:family="paragraph">
      <loext:graphic-properties draw:fill="solid" draw:fill-color="#069a2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1.5cm" svg:height="6.5cm" svg:x="8cm" svg:y="4cm">
          <text:p text:style-name="P1">Plateau de je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8cm" svg:y="1cm">
          <text:p text:style-name="P1">Adversai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8cm" svg:y="11cm">
          <text:p text:style-name="P1">Mon N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8cm" svg:y="12.5cm">
          <text:p text:style-name="P1">Banc des pièces capturé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8cm" svg:y="2.5cm">
          <text:p text:style-name="P1">Banc des pièces capturé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7cm" svg:y="1cm">
          <text:p text:style-name="P1">Chrono adv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cm" svg:x="17.5cm" svg:y="11cm">
          <text:p text:style-name="P1">Mon chron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4.5cm" svg:x="22cm" svg:y="2.5cm">
          <text:p text:style-name="P1">Historiqu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5cm" svg:x="22cm" svg:y="7.5cm">
          <text:p text:style-name="P1">Cha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2.5cm" svg:x="20cm" svg:y="4cm">
          <text:p text:style-name="P1">abandonn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2.5cm" svg:x="20cm" svg:y="7.5cm">
          <text:p text:style-name="P1">Nu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cm" svg:height="1cm" svg:x="0.5cm" svg:y="1cm">
          <text:p text:style-name="P1">Menu déroulan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cm" svg:height="2cm" svg:x="11.5cm" svg:y="4.5cm">
          <text:p text:style-name="P1">Pop Up a la fin</text:p>
          <text:p text:style-name="P1">Victoire ou défaite</text:p>
          <text:p text:style-name="P1">Elo</text:p>
          <text:p text:style-name="P1">Bouton retou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cm" svg:height="2cm" svg:x="1cm" svg:y="13cm">
          <text:p text:style-name="P1">Pendant une parti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1" draw:text-style-name="P3" draw:layer="layout" svg:width="5cm" svg:height="2cm" svg:x="1cm" svg:y="13cm">
          <text:p text:style-name="P1">Ecran de connexion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0cm" svg:height="10cm" svg:x="1cm" svg:y="1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6.5cm" svg:height="1.5cm" svg:x="2.5cm" svg:y="3.5cm">
            <text:p text:style-name="P1">Identifiant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6.5cm" svg:height="1cm" svg:x="2.5cm" svg:y="6.5cm">
            <text:p text:style-name="P1">mdp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6cm" svg:height="1cm" svg:x="3cm" svg:y="10cm">
            <text:p text:style-name="P1">Création de compte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5cm" svg:height="0.5cm" svg:x="4.5cm" svg:y="8cm">
            <text:p text:style-name="P1">Valider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3" draw:layer="layout" svg:width="5cm" svg:height="2cm" svg:x="16.5cm" svg:y="13cm">
          <text:p text:style-name="P1">Ecran de création compte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cm" svg:height="11cm" svg:x="15.5cm" svg:y="1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cm" svg:height="0.001cm" svg:x="9.5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2cm">
          <text:p text:style-name="P1">identifiant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3.5cm">
          <text:p text:style-name="P1">Pseudo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8cm">
          <text:p text:style-name="P1">Elo : choix entre débutant / initié / confirmé / expert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5cm">
          <text:p text:style-name="P1">mdp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9.5cm">
          <text:p text:style-name="P1">Coach : case à coch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11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cm" svg:height="1cm" svg:x="16.5cm" svg:y="6.5cm">
          <text:p text:style-name="P1">Validez md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1" draw:text-style-name="P3" draw:layer="layout" svg:width="5cm" svg:height="2cm" svg:x="1cm" svg:y="13cm">
          <text:p text:style-name="P1">Ecran d’accueil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0cm" svg:height="1.5cm" svg:x="7.5cm" svg:y="2cm">
          <text:p text:style-name="P5">Pseud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4cm" svg:height="2cm" svg:x="10.5cm" svg:y="4cm">
          <text:p text:style-name="P5">JOUER !</text:p>
          <text:p text:style-name="P5">Menu deroualnt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5cm" svg:height="4cm" svg:x="19cm" svg:y="3.5cm">
          <text:p text:style-name="P5">Historique des 5 dernières partie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5cm" svg:height="1cm" svg:x="19cm" svg:y="2cm">
          <text:p text:style-name="P5">Elo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cm" svg:height="1.5cm" svg:x="7.5cm" svg:y="6.5cm">
          <text:p text:style-name="P5">Problème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cm" svg:height="1.5cm" svg:x="11cm" svg:y="6.5cm">
          <text:p text:style-name="P5">JcJ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cm" svg:height="1.5cm" svg:x="14.5cm" svg:y="6.5cm">
          <text:p text:style-name="P5">JcIA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5cm" svg:height="1cm" svg:x="19cm" svg:y="8cm">
          <text:p text:style-name="P5">Bouton aller à l’historique compl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1" draw:text-style-name="P3" draw:layer="layout" svg:width="5cm" svg:height="2cm" svg:x="1cm" svg:y="13cm">
          <text:p text:style-name="P1">Ecran des historiques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4cm" svg:height="1.5cm" svg:x="5.5cm" svg:y="2.5cm">
          <text:p text:style-name="P5">Defaite / Victoire : JcIA + niveauIA / Jcj + nom adversaire 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4cm" svg:height="1.5cm" svg:x="5.5cm" svg:y="4.5cm">
          <text:p text:style-name="P5">Defaite / Victoire : JcIA / Jcj + nom adversaire 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4cm" svg:height="1.5cm" svg:x="5.5cm" svg:y="6.5cm">
          <text:p text:style-name="P5">Defaite / Victoire : JcIA / Jcj + nom adversaire 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4cm" svg:height="1.5cm" svg:x="5.5cm" svg:y="8.5cm">
          <text:p text:style-name="P5">Defaite / Victoire : JcIA / Jcj + nom adversaire 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4cm" svg:height="1.5cm" svg:x="5.5cm" svg:y="10.5cm">
          <text:p text:style-name="P5">Defaite / Victoire : JcIA / Jcj + nom adversaire 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5cm" svg:height="9.5cm" svg:x="20cm" svg:y="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0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cm" svg:height="1.5cm" svg:x="21cm" svg:y="2cm">
          <text:p text:style-name="P5">Pseu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11" draw:text-style-name="P3" draw:layer="layout" svg:width="5cm" svg:height="2cm" svg:x="1cm" svg:y="13cm">
          <text:p text:style-name="P1">Ecran Probleme 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cm" svg:height="4.5cm" svg:x="7cm" svg:y="2cm">
          <text:p text:style-name="P5">Facil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cm" svg:height="4.5cm" svg:x="13.5cm" svg:y="2cm">
          <text:p text:style-name="P5">Moye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cm" svg:height="4.5cm" svg:x="7cm" svg:y="7cm">
          <text:p text:style-name="P5">Difficil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cm" svg:height="4.5cm" svg:x="13.5cm" svg:y="7cm">
          <text:p text:style-name="P5">Expert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cm" svg:height="1.5cm" svg:x="20cm" svg:y="2cm">
          <text:p text:style-name="P5">Pseu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11" draw:text-style-name="P3" draw:layer="layout" svg:width="5cm" svg:height="2cm" svg:x="1cm" svg:y="13cm">
          <text:p text:style-name="P1">Ecran Probleme 2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7cm" svg:y="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9.5cm" svg:height="1cm" svg:x="7cm" svg:y="1.5cm">
          <text:p text:style-name="P5">Niveau choisi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9cm" svg:y="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1cm" svg:y="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3cm" svg:y="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5cm" svg:y="3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7cm" svg:y="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9cm" svg:y="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1cm" svg:y="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3cm" svg:y="5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5cm" svg:y="5cm">
          <text:p text:style-name="P5">10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7cm" svg:y="7cm">
          <text:p text:style-name="P5">11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9cm" svg:y="7cm">
          <text:p text:style-name="P5">12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1cm" svg:y="7cm">
          <text:p text:style-name="P5">13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3cm" svg:y="7cm">
          <text:p text:style-name="P5">14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5cm" svg:y="7cm">
          <text:p text:style-name="P5">15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7cm" svg:y="9cm">
          <text:p text:style-name="P5">16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9cm" svg:y="9cm">
          <text:p text:style-name="P5">17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1cm" svg:y="9cm">
          <text:p text:style-name="P5">18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3cm" svg:y="9cm">
          <text:p text:style-name="P5">19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5cm" svg:y="9cm">
          <text:p text:style-name="P5">20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cm" svg:height="1.5cm" svg:x="18.5cm" svg:y="1.5cm">
          <text:p text:style-name="P5">Pseudo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7cm" svg:y="9cm">
          <text:p text:style-name="P5">-&gt;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5cm" svg:y="9cm">
          <text:p text:style-name="P5">&lt;-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11" draw:text-style-name="P3" draw:layer="layout" svg:width="5cm" svg:height="2cm" svg:x="1cm" svg:y="13cm">
          <text:p text:style-name="P1">Ecran Regle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9.5cm" svg:height="1.5cm" svg:x="8.5cm" svg:y="1.5cm">
          <text:p text:style-name="P5">JcJ</text:p>
          <text:p text:style-name="P5">(menu de roulant JcJ ou JcIA)</text:p>
          <text:p text:style-name="P5">Afficher le choix de la page d’avant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2cm" svg:height="1.5cm" svg:x="8.5cm" svg:y="4.5cm">
          <text:p text:style-name="P5">Temps :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2cm" svg:height="1.5cm" svg:x="11cm" svg:y="4.5cm">
          <text:p text:style-name="P5">Bullet : 2 | 1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cm" svg:height="1.5cm" svg:x="13.5cm" svg:y="4.5cm">
          <text:p text:style-name="P5">Blitz :</text:p>
          <text:p text:style-name="P5">5 min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.5cm" svg:height="1.5cm" svg:x="15.5cm" svg:y="4.5cm">
          <text:p text:style-name="P5">Rapid :</text:p>
          <text:p text:style-name="P5">10min (par defaut)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.5cm" svg:height="1.5cm" svg:x="8.5cm" svg:y="6.5cm">
          <text:p text:style-name="P5">Pénalité :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2cm" svg:height="1.5cm" svg:x="11.5cm" svg:y="6.5cm">
          <text:p text:style-name="P5">Oui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2cm" svg:height="1.5cm" svg:x="14cm" svg:y="6.5cm">
          <text:p text:style-name="P5">Non (par defaut)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cm" svg:height="1.5cm" svg:x="19cm" svg:y="1.5cm">
          <text:p text:style-name="P5">Pseudo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9.5cm" svg:height="2cm" svg:x="8.5cm" svg:y="11cm">
          <text:p text:style-name="P5">JOUER !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7cm" svg:height="2cm" svg:x="9.5cm" svg:y="8.5cm">
          <text:p text:style-name="P5">Regle ...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2cm" svg:height="0.5cm" svg:x="8.5cm" svg:y="3.5cm">
          <text:p text:style-name="P5">Si IA : 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2cm" svg:height="0.5cm" svg:x="11cm" svg:y="3.5cm">
          <text:p text:style-name="P5">Facile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2cm" svg:height="0.5cm" svg:x="13.5cm" svg:y="3.5cm">
          <text:p text:style-name="P5">Moyen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2cm" svg:height="0.5cm" svg:x="16cm" svg:y="3.5cm">
          <text:p text:style-name="P5">Difficile 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5T17:18:33.473000000</meta:creation-date>
    <dc:date>2022-07-29T11:19:55.270000000</dc:date>
    <meta:editing-duration>PT31M57S</meta:editing-duration>
    <meta:editing-cycles>11</meta:editing-cycles>
    <meta:generator>LibreOffice/7.3.5.2$Windows_X86_64 LibreOffice_project/184fe81b8c8c30d8b5082578aee2fed2ea847c01</meta:generator>
    <meta:document-statistic meta:object-count="131"/>
  </office:meta>
</office:document-meta>
</file>